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sv" fo:country="SE"/>
    </style:style>
    <style:style style:name="P2" style:parent-style-name="Normal" style:family="paragraph">
      <style:text-properties fo:language="sv" fo:country="SE"/>
    </style:style>
    <style:style style:name="P3" style:parent-style-name="Normal" style:family="paragraph">
      <style:text-properties fo:language="sv" fo:country="SE"/>
    </style:style>
    <style:style style:name="P4" style:parent-style-name="Normal" style:family="paragraph">
      <style:text-properties fo:language="sv" fo:country="SE"/>
    </style:style>
    <style:style style:name="P5" style:parent-style-name="Normal" style:family="paragraph">
      <style:text-properties fo:language="sv" fo:country="SE"/>
    </style:style>
    <style:style style:name="P6" style:parent-style-name="Normal" style:family="paragraph">
      <style:text-properties fo:language="sv" fo:country="SE"/>
    </style:style>
    <style:style style:name="T7" style:parent-style-name="DefaultParagraphFont" style:family="text">
      <style:text-properties fo:language="sv" fo:country="SE"/>
    </style:style>
  </office:automatic-styles>
  <office:body>
    <office:text text:use-soft-page-breaks="true">
      <text:p text:style-name="P1">DA304A Tillämpade datastrukturer och algoritmer</text:p>
      <text:p text:style-name="P2">Projektrapport</text:p>
      <text:p text:style-name="P3">Joakim Levin, 900820</text:p>
      <text:p text:style-name="P4"/>
      <text:p text:style-name="P5">För fiendernas pathfinding använder jag mig av en Bredden först algoritm, som lägger de positioner som fienden skall gå till i en kö.<text:s/>Jag använder<text:s/>mig av denna algoritm då jag ej har viktade bågar och således ej behöver en algoritm som tar dessa i beräkning.</text:p>
      <text:p text:style-name="P6"/>
      <text:p text:style-name="Normal"><text:span text:style-name="T7">Alla objekt som det finns flera stycken av läggs till i listor. Hur vida dessa listor är enkel- eller dubbellänkade kan jag inte säga då de är en del av biblioteket Monogame/XN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akim Levin</meta:initial-creator>
    <dc:creator>Joakim Levin</dc:creator>
    <meta:creation-date>2015-11-09T16:05:00Z</meta:creation-date>
    <dc:date>2015-11-09T17:57:00Z</dc:date>
    <meta:template xlink:href="Normal" xlink:type="simple"/>
    <meta:editing-cycles>10</meta:editing-cycles>
    <meta:editing-duration>PT6720S</meta:editing-duration>
    <meta:document-statistic meta:page-count="1" meta:paragraph-count="1" meta:word-count="78" meta:character-count="523" meta:row-count="3" meta:non-whitespace-character-count="446"/>
  </office:meta>
</office:document-meta>
</file>